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3.844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HPC Clas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</text:p>
          </table:table-cell>
          <table:table-cell office:value-type="string">
            <text:p>NetID</text:p>
          </table:table-cell>
          <table:table-cell office:value-type="string">
            <text:p>Email</text:p>
          </table:table-cell>
          <table:table-cell office:value-type="string">
            <text:p>Add‘l email</text:p>
          </table:table-cell>
          <table:table-cell table:number-columns-repeated="1020"/>
        </table:table-row>
        <table:table-row table:style-name="ro1">
          <table:table-cell office:value-type="string">
            <text:p>Abbyad, Ramzi</text:p>
          </table:table-cell>
          <table:table-cell office:value-type="string">
            <text:p>ra1454</text:p>
          </table:table-cell>
          <table:table-cell office:value-type="string">
            <text:p>ra1454@nyu.edu</text:p>
          </table:table-cell>
          <table:table-cell table:number-columns-repeated="1021"/>
        </table:table-row>
        <table:table-row table:style-name="ro1">
          <table:table-cell office:value-type="string">
            <text:p>Alvarez Melis, David</text:p>
          </table:table-cell>
          <table:table-cell office:value-type="string">
            <text:p>da1142</text:p>
          </table:table-cell>
          <table:table-cell office:value-type="string">
            <text:p>da1142@nyu.edu</text:p>
          </table:table-cell>
          <table:table-cell table:number-columns-repeated="1021"/>
        </table:table-row>
        <table:table-row table:style-name="ro1">
          <table:table-cell office:value-type="string">
            <text:p>Barekatein, Alireza</text:p>
          </table:table-cell>
          <table:table-cell office:value-type="string">
            <text:p>ab4289</text:p>
          </table:table-cell>
          <table:table-cell office:value-type="string">
            <text:p>ab4289@nyu.edu</text:p>
          </table:table-cell>
          <table:table-cell table:number-columns-repeated="1021"/>
        </table:table-row>
        <table:table-row table:style-name="ro1">
          <table:table-cell office:value-type="string">
            <text:p>Bhatia, Aditya</text:p>
          </table:table-cell>
          <table:table-cell office:value-type="string">
            <text:p>ab4239</text:p>
          </table:table-cell>
          <table:table-cell office:value-type="string">
            <text:p>ab4239@nyu.edu</text:p>
          </table:table-cell>
          <table:table-cell table:number-columns-repeated="1021"/>
        </table:table-row>
        <table:table-row table:style-name="ro1">
          <table:table-cell office:value-type="string">
            <text:p>Cai, Mingchao</text:p>
          </table:table-cell>
          <table:table-cell office:value-type="string">
            <text:p>mc4695</text:p>
          </table:table-cell>
          <table:table-cell office:value-type="string">
            <text:p>mc4695@nyu.edu</text:p>
          </table:table-cell>
          <table:table-cell office:value-type="string">
            <text:p>mccai@cims.nyu.edu</text:p>
          </table:table-cell>
          <table:table-cell table:number-columns-repeated="1020"/>
        </table:table-row>
        <table:table-row table:style-name="ro1">
          <table:table-cell office:value-type="string">
            <text:p>Calvo, Juan G</text:p>
          </table:table-cell>
          <table:table-cell office:value-type="string">
            <text:p>jgc310</text:p>
          </table:table-cell>
          <table:table-cell office:value-type="string">
            <text:p>jgc310@nyu.edu</text:p>
          </table:table-cell>
          <table:table-cell table:number-columns-repeated="1021"/>
        </table:table-row>
        <table:table-row table:style-name="ro1">
          <table:table-cell office:value-type="string">
            <text:p>Chen, Ming</text:p>
          </table:table-cell>
          <table:table-cell office:value-type="string">
            <text:p>mc3046</text:p>
          </table:table-cell>
          <table:table-cell office:value-type="string">
            <text:p>mc3046@nyu.edu</text:p>
          </table:table-cell>
          <table:table-cell table:number-columns-repeated="1021"/>
        </table:table-row>
        <table:table-row table:style-name="ro1">
          <table:table-cell office:value-type="string">
            <text:p>Constantinou, Marianna</text:p>
          </table:table-cell>
          <table:table-cell office:value-type="string">
            <text:p>mc4194</text:p>
          </table:table-cell>
          <table:table-cell office:value-type="string">
            <text:p>mc4194@nyu.edu</text:p>
          </table:table-cell>
          <table:table-cell table:number-columns-repeated="1021"/>
        </table:table-row>
        <table:table-row table:style-name="ro1">
          <table:table-cell office:value-type="string">
            <text:p>Costa, Edgar J</text:p>
          </table:table-cell>
          <table:table-cell office:value-type="string">
            <text:p>ejc385</text:p>
          </table:table-cell>
          <table:table-cell office:value-type="string">
            <text:p>ejc385@nyu.edu</text:p>
          </table:table-cell>
          <table:table-cell office:value-type="string">
            <text:p>edgarcosta@nyu.edu</text:p>
          </table:table-cell>
          <table:table-cell table:number-columns-repeated="1020"/>
        </table:table-row>
        <table:table-row table:style-name="ro1">
          <table:table-cell office:value-type="string">
            <text:p>Delong, Steven D</text:p>
          </table:table-cell>
          <table:table-cell office:value-type="string">
            <text:p>sdd255</text:p>
          </table:table-cell>
          <table:table-cell office:value-type="string">
            <text:p>sdd255@nyu.edu</text:p>
          </table:table-cell>
          <table:table-cell office:value-type="string">
            <text:p>steven.d.delong@gmail.com</text:p>
          </table:table-cell>
          <table:table-cell table:number-columns-repeated="1020"/>
        </table:table-row>
        <table:table-row table:style-name="ro1">
          <table:table-cell office:value-type="string">
            <text:p>Dong, Stella Chu Yue</text:p>
          </table:table-cell>
          <table:table-cell office:value-type="string">
            <text:p>cyd206</text:p>
          </table:table-cell>
          <table:table-cell office:value-type="string">
            <text:p>cyd206@nyu.edu</text:p>
          </table:table-cell>
          <table:table-cell table:number-columns-repeated="1021"/>
        </table:table-row>
        <table:table-row table:style-name="ro1">
          <table:table-cell office:value-type="string">
            <text:p>Drews, Charles Stephen</text:p>
          </table:table-cell>
          <table:table-cell office:value-type="string">
            <text:p>csd305</text:p>
          </table:table-cell>
          <table:table-cell office:value-type="string">
            <text:p>csd305@nyu.edu</text:p>
          </table:table-cell>
          <table:table-cell table:number-columns-repeated="1021"/>
        </table:table-row>
        <table:table-row table:style-name="ro1">
          <table:table-cell office:value-type="string">
            <text:p>Elmatad, Yael S</text:p>
          </table:table-cell>
          <table:table-cell office:value-type="string">
            <text:p>yse200</text:p>
          </table:table-cell>
          <table:table-cell office:value-type="string">
            <text:p>yse200@nyu.edu</text:p>
          </table:table-cell>
          <table:table-cell office:value-type="string">
            <text:p>yael@nyu.edu</text:p>
          </table:table-cell>
          <table:table-cell table:number-columns-repeated="1020"/>
        </table:table-row>
        <table:table-row table:style-name="ro1">
          <table:table-cell office:value-type="string">
            <text:p>Foreman-Mackey, Daniel T</text:p>
          </table:table-cell>
          <table:table-cell office:value-type="string">
            <text:p>dfm265</text:p>
          </table:table-cell>
          <table:table-cell office:value-type="string">
            <text:p>dfm265@nyu.edu</text:p>
          </table:table-cell>
          <table:table-cell office:value-type="string">
            <text:p>danfm@nyu.edu</text:p>
          </table:table-cell>
          <table:table-cell table:number-columns-repeated="1020"/>
        </table:table-row>
        <table:table-row table:style-name="ro1">
          <table:table-cell office:value-type="string">
            <text:p>Greenwald, Daniel Lewis</text:p>
          </table:table-cell>
          <table:table-cell office:value-type="string">
            <text:p>dlg340</text:p>
          </table:table-cell>
          <table:table-cell office:value-type="string">
            <text:p>dlg340@nyu.edu</text:p>
          </table:table-cell>
          <table:table-cell table:number-columns-repeated="1021"/>
        </table:table-row>
        <table:table-row table:style-name="ro1">
          <table:table-cell office:value-type="string">
            <text:p>Griswold, Ruth</text:p>
          </table:table-cell>
          <table:table-cell/>
          <table:table-cell office:value-type="string">
            <text:p>ruth.griswold@mssm.edu</text:p>
          </table:table-cell>
          <table:table-cell table:number-columns-repeated="1021"/>
        </table:table-row>
        <table:table-row table:style-name="ro1">
          <table:table-cell office:value-type="string">
            <text:p>Guo, Yu</text:p>
          </table:table-cell>
          <table:table-cell office:value-type="string">
            <text:p>yg657</text:p>
          </table:table-cell>
          <table:table-cell office:value-type="string">
            <text:p>yg657@nyu.edu</text:p>
          </table:table-cell>
          <table:table-cell table:number-columns-repeated="1021"/>
        </table:table-row>
        <table:table-row table:style-name="ro1">
          <table:table-cell office:value-type="string">
            <text:p>Heo, Jin Young</text:p>
          </table:table-cell>
          <table:table-cell office:value-type="string">
            <text:p>jyh300</text:p>
          </table:table-cell>
          <table:table-cell office:value-type="string">
            <text:p>jyh300@nyu.edu</text:p>
          </table:table-cell>
          <table:table-cell office:value-type="string">
            <text:p>jinyoung@nyu.edu</text:p>
          </table:table-cell>
          <table:table-cell table:number-columns-repeated="1020"/>
        </table:table-row>
        <table:table-row table:style-name="ro1">
          <table:table-cell office:value-type="string">
            <text:p>Hung, Ho Yeung</text:p>
          </table:table-cell>
          <table:table-cell office:value-type="string">
            <text:p>hyh243</text:p>
          </table:table-cell>
          <table:table-cell office:value-type="string">
            <text:p>hyh243@nyu.edu</text:p>
          </table:table-cell>
          <table:table-cell office:value-type="string">
            <text:p>yeung@nyu.edu</text:p>
          </table:table-cell>
          <table:table-cell table:number-columns-repeated="1020"/>
        </table:table-row>
        <table:table-row table:style-name="ro1">
          <table:table-cell office:value-type="string">
            <text:p>Iriele, Grant S</text:p>
          </table:table-cell>
          <table:table-cell office:value-type="string">
            <text:p>gsi207</text:p>
          </table:table-cell>
          <table:table-cell office:value-type="string">
            <text:p>gsi207@nyu.edu</text:p>
          </table:table-cell>
          <table:table-cell table:number-columns-repeated="1021"/>
        </table:table-row>
        <table:table-row table:style-name="ro1">
          <table:table-cell office:value-type="string">
            <text:p>Kaiser, Alexander Donaldson</text:p>
          </table:table-cell>
          <table:table-cell office:value-type="string">
            <text:p>adk354</text:p>
          </table:table-cell>
          <table:table-cell office:value-type="string">
            <text:p>adk354@nyu.edu</text:p>
          </table:table-cell>
          <table:table-cell office:value-type="string">
            <text:p>adkaiser@nyu.edu</text:p>
          </table:table-cell>
          <table:table-cell table:number-columns-repeated="1020"/>
        </table:table-row>
        <table:table-row table:style-name="ro1">
          <table:table-cell office:value-type="string">
            <text:p>Karagyozov, Doycho</text:p>
          </table:table-cell>
          <table:table-cell office:value-type="string">
            <text:p>dpk257</text:p>
          </table:table-cell>
          <table:table-cell office:value-type="string">
            <text:p>dpk257@nyu.edu</text:p>
          </table:table-cell>
          <table:table-cell office:value-type="string">
            <text:p>doycho.karagyozov@nyu.edu</text:p>
          </table:table-cell>
          <table:table-cell table:number-columns-repeated="1020"/>
        </table:table-row>
        <table:table-row table:style-name="ro1">
          <table:table-cell office:value-type="string">
            <text:p>Khanarian, Michael A</text:p>
          </table:table-cell>
          <table:table-cell office:value-type="string">
            <text:p>mak531</text:p>
          </table:table-cell>
          <table:table-cell office:value-type="string">
            <text:p>mak531@nyu.edu</text:p>
          </table:table-cell>
          <table:table-cell table:number-columns-repeated="1021"/>
        </table:table-row>
        <table:table-row table:style-name="ro1">
          <table:table-cell office:value-type="string">
            <text:p>Kim, Yungkwon</text:p>
          </table:table-cell>
          <table:table-cell/>
          <table:table-cell office:value-type="string">
            <text:p>ykkim77@gmail.com</text:p>
          </table:table-cell>
          <table:table-cell table:number-columns-repeated="1021"/>
        </table:table-row>
        <table:table-row table:style-name="ro1">
          <table:table-cell office:value-type="string">
            <text:p>Kuang, Simeng</text:p>
          </table:table-cell>
          <table:table-cell office:value-type="string">
            <text:p>sk4364</text:p>
          </table:table-cell>
          <table:table-cell office:value-type="string">
            <text:p>sk4364@nyu.edu</text:p>
          </table:table-cell>
          <table:table-cell table:number-columns-repeated="1021"/>
        </table:table-row>
        <table:table-row table:style-name="ro1">
          <table:table-cell office:value-type="string">
            <text:p>Lewis, Michael Jeffrey</text:p>
          </table:table-cell>
          <table:table-cell office:value-type="string">
            <text:p>mjl459</text:p>
          </table:table-cell>
          <table:table-cell office:value-type="string">
            <text:p>mjl459@nyu.edu</text:p>
          </table:table-cell>
          <table:table-cell office:value-type="string">
            <text:p>mjlewis@cims.nyu.edu</text:p>
          </table:table-cell>
          <table:table-cell table:number-columns-repeated="1020"/>
        </table:table-row>
        <table:table-row table:style-name="ro1">
          <table:table-cell office:value-type="string">
            <text:p>Li, Ruobing</text:p>
          </table:table-cell>
          <table:table-cell office:value-type="string">
            <text:p>rl1609</text:p>
          </table:table-cell>
          <table:table-cell office:value-type="string">
            <text:p>rl1609@nyu.edu</text:p>
          </table:table-cell>
          <table:table-cell office:value-type="string">
            <text:p>rbli@nyu.edu</text:p>
          </table:table-cell>
          <table:table-cell table:number-columns-repeated="1020"/>
        </table:table-row>
        <table:table-row table:style-name="ro1">
          <table:table-cell office:value-type="string">
            <text:p>Li, Xinwei</text:p>
          </table:table-cell>
          <table:table-cell office:value-type="string">
            <text:p>xl672</text:p>
          </table:table-cell>
          <table:table-cell office:value-type="string">
            <text:p>xl672@nyu.edu</text:p>
          </table:table-cell>
          <table:table-cell office:value-type="string">
            <text:p>xinwei.li@nyu.edu</text:p>
          </table:table-cell>
          <table:table-cell table:number-columns-repeated="1020"/>
        </table:table-row>
        <table:table-row table:style-name="ro1">
          <table:table-cell office:value-type="string">
            <text:p>Liu, Hao</text:p>
          </table:table-cell>
          <table:table-cell office:value-type="string">
            <text:p>hl1283</text:p>
          </table:table-cell>
          <table:table-cell office:value-type="string">
            <text:p>hl1283@nyu.edu</text:p>
          </table:table-cell>
          <table:table-cell table:number-columns-repeated="1021"/>
        </table:table-row>
        <table:table-row table:style-name="ro1">
          <table:table-cell office:value-type="string">
            <text:p>Liu, Hongliang</text:p>
          </table:table-cell>
          <table:table-cell office:value-type="string">
            <text:p>hl854</text:p>
          </table:table-cell>
          <table:table-cell office:value-type="string">
            <text:p>hl854@nyu.edu</text:p>
          </table:table-cell>
          <table:table-cell table:number-columns-repeated="1021"/>
        </table:table-row>
        <table:table-row table:style-name="ro1">
          <table:table-cell office:value-type="string">
            <text:p>Liu, Weijing</text:p>
          </table:table-cell>
          <table:table-cell office:value-type="string">
            <text:p>wl839</text:p>
          </table:table-cell>
          <table:table-cell office:value-type="string">
            <text:p>wl839@nyu.edu</text:p>
          </table:table-cell>
          <table:table-cell office:value-type="string">
            <text:p>weijing.liu@nyu.edu</text:p>
          </table:table-cell>
          <table:table-cell table:number-columns-repeated="1020"/>
        </table:table-row>
        <table:table-row table:style-name="ro1">
          <table:table-cell office:value-type="string">
            <text:p>Lu, Libin</text:p>
          </table:table-cell>
          <table:table-cell office:value-type="string">
            <text:p>ll1488</text:p>
          </table:table-cell>
          <table:table-cell office:value-type="string">
            <text:p>ll1488@nyu.edu</text:p>
          </table:table-cell>
          <table:table-cell table:number-columns-repeated="1021"/>
        </table:table-row>
        <table:table-row table:style-name="ro1">
          <table:table-cell office:value-type="string">
            <text:p>Mahadevan, Karthik</text:p>
          </table:table-cell>
          <table:table-cell office:value-type="string">
            <text:p>km2549</text:p>
          </table:table-cell>
          <table:table-cell office:value-type="string">
            <text:p>km2549@nyu.edu</text:p>
          </table:table-cell>
          <table:table-cell table:number-columns-repeated="1021"/>
        </table:table-row>
        <table:table-row table:style-name="ro1">
          <table:table-cell office:value-type="string">
            <text:p>Martiak, Yourii</text:p>
          </table:table-cell>
          <table:table-cell office:value-type="string">
            <text:p>ym720</text:p>
          </table:table-cell>
          <table:table-cell office:value-type="string">
            <text:p>ym720@nyu.edu</text:p>
          </table:table-cell>
          <table:table-cell table:number-columns-repeated="1021"/>
        </table:table-row>
        <table:table-row table:style-name="ro1">
          <table:table-cell office:value-type="string">
            <text:p>McDonald, Joey</text:p>
          </table:table-cell>
          <table:table-cell office:value-type="string">
            <text:p>jpm533</text:p>
          </table:table-cell>
          <table:table-cell office:value-type="string">
            <text:p>jpm533@nyu.edu</text:p>
          </table:table-cell>
          <table:table-cell table:number-columns-repeated="1021"/>
        </table:table-row>
        <table:table-row table:style-name="ro1">
          <table:table-cell office:value-type="string">
            <text:p>Mullin, Kevin Patrick</text:p>
          </table:table-cell>
          <table:table-cell office:value-type="string">
            <text:p>kpm303</text:p>
          </table:table-cell>
          <table:table-cell office:value-type="string">
            <text:p>kpm303@nyu.edu</text:p>
          </table:table-cell>
          <table:table-cell table:number-columns-repeated="1021"/>
        </table:table-row>
        <table:table-row table:style-name="ro1">
          <table:table-cell office:value-type="string">
            <text:p>Munoz, Andres</text:p>
          </table:table-cell>
          <table:table-cell/>
          <table:table-cell office:value-type="string">
            <text:p>munoz@cims.nyu.edu</text:p>
          </table:table-cell>
          <table:table-cell table:number-columns-repeated="1021"/>
        </table:table-row>
        <table:table-row table:style-name="ro1">
          <table:table-cell office:value-type="string">
            <text:p>Narasimhamurthy, Sadhana</text:p>
          </table:table-cell>
          <table:table-cell office:value-type="string">
            <text:p>sn1161</text:p>
          </table:table-cell>
          <table:table-cell office:value-type="string">
            <text:p>sn1161@nyu.edu</text:p>
          </table:table-cell>
          <table:table-cell table:number-columns-repeated="1021"/>
        </table:table-row>
        <table:table-row table:style-name="ro1">
          <table:table-cell office:value-type="string">
            <text:p>Nathan, Srinath</text:p>
          </table:table-cell>
          <table:table-cell office:value-type="string">
            <text:p>ns1001</text:p>
          </table:table-cell>
          <table:table-cell office:value-type="string">
            <text:p>ns1001@nyu.edu</text:p>
          </table:table-cell>
          <table:table-cell office:value-type="string">
            <text:p>srinath@nyu.edu</text:p>
          </table:table-cell>
          <table:table-cell table:number-columns-repeated="1020"/>
        </table:table-row>
        <table:table-row table:style-name="ro1">
          <table:table-cell office:value-type="string">
            <text:p>Portegies, Jacobus Willem</text:p>
          </table:table-cell>
          <table:table-cell office:value-type="string">
            <text:p>jwp281</text:p>
          </table:table-cell>
          <table:table-cell office:value-type="string">
            <text:p>jwp281@nyu.edu</text:p>
          </table:table-cell>
          <table:table-cell table:number-columns-repeated="1021"/>
        </table:table-row>
        <table:table-row table:style-name="ro1">
          <table:table-cell office:value-type="string">
            <text:p>Richeimer, Jacob</text:p>
          </table:table-cell>
          <table:table-cell office:value-type="string">
            <text:p>jr3093</text:p>
          </table:table-cell>
          <table:table-cell office:value-type="string">
            <text:p>jr3093@nyu.edu</text:p>
          </table:table-cell>
          <table:table-cell table:number-columns-repeated="1021"/>
        </table:table-row>
        <table:table-row table:style-name="ro1">
          <table:table-cell office:value-type="string">
            <text:p>Rudra, Chaitanya</text:p>
          </table:table-cell>
          <table:table-cell office:value-type="string">
            <text:p>cr1512</text:p>
          </table:table-cell>
          <table:table-cell office:value-type="string">
            <text:p>cr1512@nyu.edu</text:p>
          </table:table-cell>
          <table:table-cell office:value-type="string">
            <text:p>chaits@nyu.edu</text:p>
          </table:table-cell>
          <table:table-cell table:number-columns-repeated="1020"/>
        </table:table-row>
        <table:table-row table:style-name="ro1">
          <table:table-cell office:value-type="string">
            <text:p>Schlachter, Kristofer David</text:p>
          </table:table-cell>
          <table:table-cell office:value-type="string">
            <text:p>ks228</text:p>
          </table:table-cell>
          <table:table-cell office:value-type="string">
            <text:p>ks228@nyu.edu</text:p>
          </table:table-cell>
          <table:table-cell table:number-columns-repeated="1021"/>
        </table:table-row>
        <table:table-row table:style-name="ro1">
          <table:table-cell office:value-type="string">
            <text:p>Shellenhamer, Scott</text:p>
          </table:table-cell>
          <table:table-cell office:value-type="string">
            <text:p>ss7064</text:p>
          </table:table-cell>
          <table:table-cell office:value-type="string">
            <text:p>ss7064@nyu.edu</text:p>
          </table:table-cell>
          <table:table-cell table:number-columns-repeated="1021"/>
        </table:table-row>
        <table:table-row table:style-name="ro1">
          <table:table-cell office:value-type="string">
            <text:p>Tao, Molei</text:p>
          </table:table-cell>
          <table:table-cell office:value-type="string">
            <text:p>mt127</text:p>
          </table:table-cell>
          <table:table-cell office:value-type="string">
            <text:p>mt127@nyu.edu</text:p>
          </table:table-cell>
          <table:table-cell table:number-columns-repeated="1021"/>
        </table:table-row>
        <table:table-row table:style-name="ro1">
          <table:table-cell office:value-type="string">
            <text:p>Thirukonda, Praveen</text:p>
          </table:table-cell>
          <table:table-cell office:value-type="string">
            <text:p>pt795</text:p>
          </table:table-cell>
          <table:table-cell office:value-type="string">
            <text:p>pt795@nyu.edu</text:p>
          </table:table-cell>
          <table:table-cell office:value-type="string">
            <text:p>tgpraveen@nyu.edu</text:p>
          </table:table-cell>
          <table:table-cell table:number-columns-repeated="1020"/>
        </table:table-row>
        <table:table-row table:style-name="ro1">
          <table:table-cell office:value-type="string">
            <text:p>Torres, Paul M</text:p>
          </table:table-cell>
          <table:table-cell office:value-type="string">
            <text:p>pat227</text:p>
          </table:table-cell>
          <table:table-cell office:value-type="string">
            <text:p>pat227@nyu.edu</text:p>
          </table:table-cell>
          <table:table-cell table:number-columns-repeated="1021"/>
        </table:table-row>
        <table:table-row table:style-name="ro1">
          <table:table-cell office:value-type="string">
            <text:p>Tseng, Chih-Cheng</text:p>
          </table:table-cell>
          <table:table-cell office:value-type="string">
            <text:p>cct306</text:p>
          </table:table-cell>
          <table:table-cell office:value-type="string">
            <text:p>cct306@nyu.edu</text:p>
          </table:table-cell>
          <table:table-cell table:number-columns-repeated="1021"/>
        </table:table-row>
        <table:table-row table:style-name="ro1">
          <table:table-cell office:value-type="string">
            <text:p>Urano, Yuji</text:p>
          </table:table-cell>
          <table:table-cell office:value-type="string">
            <text:p>yu266</text:p>
          </table:table-cell>
          <table:table-cell office:value-type="string">
            <text:p>yu266@nyu.edu</text:p>
          </table:table-cell>
          <table:table-cell table:number-columns-repeated="1021"/>
        </table:table-row>
        <table:table-row table:style-name="ro1">
          <table:table-cell office:value-type="string">
            <text:p>Wang, Cheng</text:p>
          </table:table-cell>
          <table:table-cell office:value-type="string">
            <text:p>cw1190</text:p>
          </table:table-cell>
          <table:table-cell office:value-type="string">
            <text:p>cw1190@nyu.edu</text:p>
          </table:table-cell>
          <table:table-cell office:value-type="string">
            <text:p>cheng.wang@nyu.edu</text:p>
          </table:table-cell>
          <table:table-cell table:number-columns-repeated="1020"/>
        </table:table-row>
        <table:table-row table:style-name="ro1">
          <table:table-cell office:value-type="string">
            <text:p>Wang, Jun</text:p>
          </table:table-cell>
          <table:table-cell office:value-type="string">
            <text:p>jw2913</text:p>
          </table:table-cell>
          <table:table-cell office:value-type="string">
            <text:p>jw2913@nyu.edu</text:p>
          </table:table-cell>
          <table:table-cell table:number-columns-repeated="1021"/>
        </table:table-row>
        <table:table-row table:style-name="ro1">
          <table:table-cell office:value-type="string">
            <text:p>Wang, Zijian</text:p>
          </table:table-cell>
          <table:table-cell office:value-type="string">
            <text:p>zw465</text:p>
          </table:table-cell>
          <table:table-cell office:value-type="string">
            <text:p>zwang@students.poly.edu</text:p>
          </table:table-cell>
          <table:table-cell office:value-type="string">
            <text:p>zw465@nyu.edu</text:p>
          </table:table-cell>
          <table:table-cell table:number-columns-repeated="1020"/>
        </table:table-row>
        <table:table-row table:style-name="ro1">
          <table:table-cell office:value-type="string">
            <text:p>Xiao, Xiao</text:p>
          </table:table-cell>
          <table:table-cell office:value-type="string">
            <text:p>xx266</text:p>
          </table:table-cell>
          <table:table-cell office:value-type="string">
            <text:p>xx266@nyu.edu</text:p>
          </table:table-cell>
          <table:table-cell table:number-columns-repeated="1021"/>
        </table:table-row>
        <table:table-row table:style-name="ro1">
          <table:table-cell office:value-type="string">
            <text:p>Xie, Xiaoyi</text:p>
          </table:table-cell>
          <table:table-cell office:value-type="string">
            <text:p>xx315</text:p>
          </table:table-cell>
          <table:table-cell office:value-type="string">
            <text:p>xx315@nyu.edu</text:p>
          </table:table-cell>
          <table:table-cell table:number-columns-repeated="1021"/>
        </table:table-row>
        <table:table-row table:style-name="ro1">
          <table:table-cell office:value-type="string">
            <text:p>Xu, Yu</text:p>
          </table:table-cell>
          <table:table-cell office:value-type="string">
            <text:p>yx467</text:p>
          </table:table-cell>
          <table:table-cell office:value-type="string">
            <text:p>yx467@nyu.edu</text:p>
          </table:table-cell>
          <table:table-cell table:number-columns-repeated="1021"/>
        </table:table-row>
        <table:table-row table:style-name="ro1">
          <table:table-cell office:value-type="string">
            <text:p>Yamada, Ray Akitsugu</text:p>
          </table:table-cell>
          <table:table-cell office:value-type="string">
            <text:p>ray230</text:p>
          </table:table-cell>
          <table:table-cell office:value-type="string">
            <text:p>ray230@nyu.edu</text:p>
          </table:table-cell>
          <table:table-cell table:number-columns-repeated="1021"/>
        </table:table-row>
        <table:table-row table:style-name="ro1">
          <table:table-cell office:value-type="string">
            <text:p>Yang, Zhuoheng</text:p>
          </table:table-cell>
          <table:table-cell office:value-type="string">
            <text:p>zy355</text:p>
          </table:table-cell>
          <table:table-cell office:value-type="string">
            <text:p>zy355@nyu.edu</text:p>
          </table:table-cell>
          <table:table-cell table:number-columns-repeated="1021"/>
        </table:table-row>
        <table:table-row table:style-name="ro1">
          <table:table-cell office:value-type="string">
            <text:p>Zhang, Jiakai</text:p>
          </table:table-cell>
          <table:table-cell office:value-type="string">
            <text:p>jz1042</text:p>
          </table:table-cell>
          <table:table-cell office:value-type="string">
            <text:p>jz1042@nyu.edu</text:p>
          </table:table-cell>
          <table:table-cell office:value-type="string">
            <text:p>zhjk@nyu.edu</text:p>
          </table:table-cell>
          <table:table-cell table:number-columns-repeated="1020"/>
        </table:table-row>
        <table:table-row table:style-name="ro1">
          <table:table-cell office:value-type="string">
            <text:p>Zhang, Yue</text:p>
          </table:table-cell>
          <table:table-cell office:value-type="string">
            <text:p>yz1386</text:p>
          </table:table-cell>
          <table:table-cell office:value-type="string">
            <text:p>yz1386@nyu.edu</text:p>
          </table:table-cell>
          <table:table-cell table:number-columns-repeated="1021"/>
        </table:table-row>
        <table:table-row table:style-name="ro1">
          <table:table-cell office:value-type="string">
            <text:p>Zhou, Zhe</text:p>
          </table:table-cell>
          <table:table-cell office:value-type="string">
            <text:p>zz536</text:p>
          </table:table-cell>
          <table:table-cell office:value-type="string">
            <text:p>zzhou03@poly.edu</text:p>
          </table:table-cell>
          <table:table-cell office:value-type="string">
            <text:p>zz536@nyu.edu</text:p>
          </table:table-cell>
          <table:table-cell table:number-columns-repeated="1020"/>
        </table:table-row>
        <table:table-row table:style-name="ro1">
          <table:table-cell office:value-type="string">
            <text:p>Zhu, Bo</text:p>
          </table:table-cell>
          <table:table-cell office:value-type="string">
            <text:p>bz378</text:p>
          </table:table-cell>
          <table:table-cell office:value-type="string">
            <text:p>bz378@nyu.edu</text:p>
          </table:table-cell>
          <table:table-cell office:value-type="string">
            <text:p>bozhu@nyu.edu</text:p>
          </table:table-cell>
          <table:table-cell table:number-columns-repeated="1020"/>
        </table:table-row>
        <table:table-row table:style-name="ro1">
          <table:table-cell office:value-type="string">
            <text:p>Zhu, Hai</text:p>
          </table:table-cell>
          <table:table-cell office:value-type="string">
            <text:p>hz575</text:p>
          </table:table-cell>
          <table:table-cell office:value-type="string">
            <text:p>hz575@nyu.edu</text:p>
          </table:table-cell>
          <table:table-cell office:value-type="string">
            <text:p>hai.zhu@nyu.edu</text:p>
          </table:table-cell>
          <table:table-cell table:number-columns-repeated="1020"/>
        </table:table-row>
        <table:table-row table:style-name="ro1">
          <table:table-cell office:value-type="string">
            <text:p>Zhu, Kangping</text:p>
          </table:table-cell>
          <table:table-cell office:value-type="string">
            <text:p>kz384</text:p>
          </table:table-cell>
          <table:table-cell office:value-type="string">
            <text:p>kz384@nyu.edu</text:p>
          </table:table-cell>
          <table:table-cell table:number-columns-repeated="1021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213" meta:object-count="0"/>
  </office:meta>
</office:document-meta>
</file>